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36pt"/>
    </style:style>
    <style:style style:name="co3" style:family="table-column">
      <style:table-column-properties fo:break-before="auto" style:column-width="143.04pt"/>
    </style:style>
    <style:style style:name="co4" style:family="table-column">
      <style:table-column-properties fo:break-before="auto" style:column-width="73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avegacion</text:p>
          </table:table-cell>
          <table:table-cell office:value-type="string" calcext:value-type="string">
            <text:p>Tiempo total</text:p>
          </table:table-cell>
          <table:table-cell office:value-type="string" calcext:value-type="string">
            <text:p>Cantidad de iters</text:p>
          </table:table-cell>
          <table:table-cell office:value-type="string" calcext:value-type="string">
            <text:p>Tiempo por iteracion microseg</text:p>
          </table:table-cell>
          <table:table-cell office:value-type="string" calcext:value-type="string">
            <text:p>Segundo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809" calcext:value-type="float">
            <text:p>78809</text:p>
          </table:table-cell>
          <table:table-cell office:value-type="float" office:value="1" calcext:value-type="float">
            <text:p>1</text:p>
          </table:table-cell>
          <table:table-cell table:formula="of:=[.B3]/[.C3]" office:value-type="float" office:value="78809" calcext:value-type="float">
            <text:p>78809</text:p>
          </table:table-cell>
          <table:table-cell table:formula="of:=[.D3]*POWER(10;-6)" office:value-type="float" office:value="0.078809" calcext:value-type="float">
            <text:p>0.078809</text:p>
          </table:table-cell>
          <table:table-cell office:value-type="float" office:value="0.0596766908319299" calcext:value-type="float">
            <text:p>0.059676690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407773.7" calcext:value-type="float">
            <text:p>407773.7</text:p>
          </table:table-cell>
          <table:table-cell office:value-type="float" office:value="5" calcext:value-type="float">
            <text:p>5</text:p>
          </table:table-cell>
          <table:table-cell table:formula="of:=[.B4]/[.C4]" office:value-type="float" office:value="81554.74" calcext:value-type="float">
            <text:p>81554.74</text:p>
          </table:table-cell>
          <table:table-cell table:formula="of:=[.D4]*POWER(10;-6)" office:value-type="float" office:value="0.08155474" calcext:value-type="float">
            <text:p>0.08155474</text:p>
          </table:table-cell>
          <table:table-cell office:value-type="float" office:value="0.0596766908319299" calcext:value-type="float">
            <text:p>0.059676690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76797.9" calcext:value-type="float">
            <text:p>476797.9</text:p>
          </table:table-cell>
          <table:table-cell office:value-type="float" office:value="6" calcext:value-type="float">
            <text:p>6</text:p>
          </table:table-cell>
          <table:table-cell table:formula="of:=[.B5]/[.C5]" office:value-type="float" office:value="79466.3166666667" calcext:value-type="float">
            <text:p>79466.3166666667</text:p>
          </table:table-cell>
          <table:table-cell table:formula="of:=[.D5]*POWER(10;-6)" office:value-type="float" office:value="0.0794663166666667" calcext:value-type="float">
            <text:p>0.0794663167</text:p>
          </table:table-cell>
          <table:table-cell office:value-type="float" office:value="0.0596766908319299" calcext:value-type="float">
            <text:p>0.059676690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615860.4" calcext:value-type="float">
            <text:p>615860.4</text:p>
          </table:table-cell>
          <table:table-cell office:value-type="float" office:value="8" calcext:value-type="float">
            <text:p>8</text:p>
          </table:table-cell>
          <table:table-cell table:formula="of:=[.B6]/[.C6]" office:value-type="float" office:value="76982.55" calcext:value-type="float">
            <text:p>76982.55</text:p>
          </table:table-cell>
          <table:table-cell table:formula="of:=[.D6]*POWER(10;-6)" office:value-type="float" office:value="0.07698255" calcext:value-type="float">
            <text:p>0.07698255</text:p>
          </table:table-cell>
          <table:table-cell office:value-type="float" office:value="0.0596766908319299" calcext:value-type="float">
            <text:p>0.059676690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772201.3" calcext:value-type="float">
            <text:p>772201.3</text:p>
          </table:table-cell>
          <table:table-cell office:value-type="float" office:value="10" calcext:value-type="float">
            <text:p>10</text:p>
          </table:table-cell>
          <table:table-cell table:formula="of:=[.B7]/[.C7]" office:value-type="float" office:value="77220.13" calcext:value-type="float">
            <text:p>77220.13</text:p>
          </table:table-cell>
          <table:table-cell table:formula="of:=[.D7]*POWER(10;-6)" office:value-type="float" office:value="0.07722013" calcext:value-type="float">
            <text:p>0.07722013</text:p>
          </table:table-cell>
          <table:table-cell office:value-type="float" office:value="0.0596766908319299" calcext:value-type="float">
            <text:p>0.059676690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994271.3" calcext:value-type="float">
            <text:p>994271.3</text:p>
          </table:table-cell>
          <table:table-cell office:value-type="float" office:value="13" calcext:value-type="float">
            <text:p>13</text:p>
          </table:table-cell>
          <table:table-cell table:formula="of:=[.B8]/[.C8]" office:value-type="float" office:value="76482.4076923077" calcext:value-type="float">
            <text:p>76482.4076923077</text:p>
          </table:table-cell>
          <table:table-cell table:formula="of:=[.D8]*POWER(10;-6)" office:value-type="float" office:value="0.0764824076923077" calcext:value-type="float">
            <text:p>0.0764824077</text:p>
          </table:table-cell>
          <table:table-cell office:value-type="float" office:value="0.0596766908319299" calcext:value-type="float">
            <text:p>0.059676690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312725.8" calcext:value-type="float">
            <text:p>1312725.8</text:p>
          </table:table-cell>
          <table:table-cell office:value-type="float" office:value="17" calcext:value-type="float">
            <text:p>17</text:p>
          </table:table-cell>
          <table:table-cell table:formula="of:=[.B9]/[.C9]" office:value-type="float" office:value="77219.1647058824" calcext:value-type="float">
            <text:p>77219.1647058824</text:p>
          </table:table-cell>
          <table:table-cell table:formula="of:=[.D9]*POWER(10;-6)" office:value-type="float" office:value="0.0772191647058824" calcext:value-type="float">
            <text:p>0.0772191647</text:p>
          </table:table-cell>
          <table:table-cell office:value-type="float" office:value="0.0596766908319299" calcext:value-type="float">
            <text:p>0.059676690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859726.1" calcext:value-type="float">
            <text:p>1859726.1</text:p>
          </table:table-cell>
          <table:table-cell office:value-type="float" office:value="24" calcext:value-type="float">
            <text:p>24</text:p>
          </table:table-cell>
          <table:table-cell table:formula="of:=[.B10]/[.C10]" office:value-type="float" office:value="77488.5875" calcext:value-type="float">
            <text:p>77488.5875</text:p>
          </table:table-cell>
          <table:table-cell table:formula="of:=[.D10]*POWER(10;-6)" office:value-type="float" office:value="0.0774885875" calcext:value-type="float">
            <text:p>0.0774885875</text:p>
          </table:table-cell>
          <table:table-cell office:value-type="float" office:value="0.0596766908319299" calcext:value-type="float">
            <text:p>0.0596766908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834480.9" calcext:value-type="float">
            <text:p>2834480.9</text:p>
          </table:table-cell>
          <table:table-cell office:value-type="float" office:value="37" calcext:value-type="float">
            <text:p>37</text:p>
          </table:table-cell>
          <table:table-cell table:formula="of:=[.B11]/[.C11]" office:value-type="float" office:value="76607.5918918919" calcext:value-type="float">
            <text:p>76607.5918918919</text:p>
          </table:table-cell>
          <table:table-cell table:formula="of:=[.D11]*POWER(10;-6)" office:value-type="float" office:value="0.0766075918918919" calcext:value-type="float">
            <text:p>0.0766075919</text:p>
          </table:table-cell>
          <table:table-cell office:value-type="float" office:value="0.0596766908319299" calcext:value-type="float">
            <text:p>0.0596766908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5966686.7" calcext:value-type="float">
            <text:p>5966686.7</text:p>
          </table:table-cell>
          <table:table-cell office:value-type="float" office:value="75" calcext:value-type="float">
            <text:p>75</text:p>
          </table:table-cell>
          <table:table-cell table:formula="of:=[.B12]/[.C12]" office:value-type="float" office:value="79555.8226666667" calcext:value-type="float">
            <text:p>79555.8226666667</text:p>
          </table:table-cell>
          <table:table-cell table:formula="of:=[.D12]*POWER(10;-6)" office:value-type="float" office:value="0.0795558226666667" calcext:value-type="float">
            <text:p>0.0795558227</text:p>
          </table:table-cell>
          <table:table-cell office:value-type="float" office:value="0.0596766908319299" calcext:value-type="float">
            <text:p>0.0596766908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omedio</text:p>
          </table:table-cell>
          <table:table-cell table:formula="of:=AVERAGE([.D3:.D12])" office:value-type="float" office:value="78138.6311123415" calcext:value-type="float">
            <text:p>78138.6311123415</text:p>
          </table:table-cell>
          <table:table-cell table:formula="of:=AVERAGE([.E3:.E12])" office:value-type="float" office:value="0.0781386311123415" calcext:value-type="float">
            <text:p>0.078138631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sv Estandar</text:p>
          </table:table-cell>
          <table:table-cell table:formula="of:=STDEV([.D3:.D12])" office:value-type="float" office:value="1647.411279842" calcext:value-type="float">
            <text:p>1647.411279842</text:p>
          </table:table-cell>
          <table:table-cell table:formula="of:=STDEV([.E3:.E12])" office:value-type="float" office:value="0.001647411279842" calcext:value-type="float">
            <text:p>0.001647411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 table:formula="of:=MIN([.D3:.D12])" office:value-type="float" office:value="76482.4076923077" calcext:value-type="float">
            <text:p>76482.4076923077</text:p>
          </table:table-cell>
          <table:table-cell table:formula="of:=MIN([.E3:.E12])" office:value-type="float" office:value="0.0764824076923077" calcext:value-type="float">
            <text:p>0.076482407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x</text:p>
          </table:table-cell>
          <table:table-cell table:formula="of:=MAX([.D3:.D12])" office:value-type="float" office:value="81554.74" calcext:value-type="float">
            <text:p>81554.74</text:p>
          </table:table-cell>
          <table:table-cell table:formula="of:=MAX([.E3:.E12])" office:value-type="float" office:value="0.08155474" calcext:value-type="float">
            <text:p>0.0815547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ferencia %</text:p>
          </table:table-cell>
          <table:table-cell table:formula="of:=([.D18]-[.D17])/[.D18]*100" office:value-type="float" office:value="6.21954322666262" calcext:value-type="float">
            <text:p>6.2195432267</text:p>
          </table:table-cell>
          <table:table-cell table:formula="of:=([.E18]-[.E17])/[.E18]*100" office:value-type="float" office:value="6.21954322666263" calcext:value-type="float">
            <text:p>6.219543226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3">00/00/0000</text:date>, <text:time style:data-style-name="N2" text:time-value="13:41:35.3895782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2T13:06:32.956091052</meta:creation-date>
    <dc:date>2015-10-03T13:42:08.973806636</dc:date>
    <meta:editing-duration>PT38M6S</meta:editing-duration>
    <meta:editing-cycles>11</meta:editing-cycles>
    <meta:generator>LibreOffice/4.4.3.2$Linux_X86_64 LibreOffice_project/40m0$Build-2</meta:generator>
    <meta:document-statistic meta:table-count="1" meta:cell-count="80" meta:object-count="0"/>
  </office:meta>
</office:document-meta>
</file>